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Paragraphedeliste" style:list-style-name="LFO1" style:family="paragraph">
      <style:text-properties fo:font-size="12pt" style:font-size-asian="12pt" style:font-size-complex="12pt" fo:background-color="#FFFF00"/>
    </style:style>
    <style:style style:name="P9" style:parent-style-name="Paragraphedeliste" style:list-style-name="LFO1" style:family="paragraph">
      <style:text-properties fo:font-size="12pt" style:font-size-asian="12pt" style:font-size-complex="12pt" fo:background-color="#FFFF00"/>
    </style:style>
    <style:style style:name="P10" style:parent-style-name="Paragraphedeliste" style:list-style-name="LFO1" style:family="paragraph">
      <style:text-properties fo:font-size="12pt" style:font-size-asian="12pt" style:font-size-complex="12pt" fo:background-color="#FFFF00"/>
    </style:style>
    <style:style style:name="P11" style:parent-style-name="Paragraphedeliste" style:list-style-name="LFO1" style:family="paragraph">
      <style:text-properties fo:font-size="12pt" style:font-size-asian="12pt" style:font-size-complex="12pt" fo:background-color="#FFFF00"/>
    </style:style>
    <style:style style:name="P12" style:parent-style-name="Paragraphedeliste" style:list-style-name="LFO1" style:family="paragraph">
      <style:text-properties fo:font-size="12pt" style:font-size-asian="12pt" style:font-size-complex="12pt" fo:background-color="#FFFF00"/>
    </style:style>
    <style:style style:name="P13" style:parent-style-name="Paragraphedeliste" style:list-style-name="LFO1" style:family="paragraph">
      <style:text-properties fo:font-size="12pt" style:font-size-asian="12pt" style:font-size-complex="12pt" fo:background-color="#FFFF00"/>
    </style:style>
    <style:style style:name="P14" style:parent-style-name="Normal" style:family="paragraph">
      <style:text-properties fo:font-size="12pt" style:font-size-asian="12pt" style:font-size-complex="12pt"/>
    </style:style>
    <style:style style:name="P15" style:parent-style-name="Paragraphedeliste" style:list-style-name="LFO1" style:family="paragraph">
      <style:text-properties fo:font-size="12pt" style:font-size-asian="12pt" style:font-size-complex="12pt"/>
    </style:style>
    <style:style style:name="P16" style:parent-style-name="Paragraphedeliste" style:list-style-name="LFO1" style:family="paragraph">
      <style:text-properties fo:font-size="12pt" style:font-size-asian="12pt" style:font-size-complex="12pt" fo:background-color="#FFFF00"/>
    </style:style>
    <style:style style:name="P17" style:parent-style-name="Paragraphedeliste" style:list-style-name="LFO1" style:family="paragraph">
      <style:text-properties fo:font-size="12pt" style:font-size-asian="12pt" style:font-size-complex="12pt"/>
    </style:style>
    <style:style style:name="P18" style:parent-style-name="Paragraphedeliste" style:list-style-name="LFO1" style:family="paragraph">
      <style:text-properties fo:font-size="12pt" style:font-size-asian="12pt" style:font-size-complex="12pt" fo:background-color="#FFFF00"/>
    </style:style>
    <style:style style:name="P19" style:parent-style-name="Paragraphedeliste" style:list-style-name="LFO1" style:family="paragraph">
      <style:text-properties fo:font-size="12pt" style:font-size-asian="12pt" style:font-size-complex="12pt" fo:background-color="#FFFF00"/>
    </style:style>
    <style:style style:name="P20" style:parent-style-name="Paragraphedeliste" style:list-style-name="LFO1" style:family="paragraph">
      <style:text-properties fo:font-size="12pt" style:font-size-asian="12pt" style:font-size-complex="12pt" fo:background-color="#FFFF00"/>
    </style:style>
    <style:style style:name="P21" style:parent-style-name="Paragraphedeliste" style:list-style-name="LFO1" style:family="paragraph">
      <style:text-properties fo:font-size="12pt" style:font-size-asian="12pt" style:font-size-complex="12pt" fo:background-color="#FFFF00"/>
    </style:style>
    <style:style style:name="P22" style:parent-style-name="Paragraphedeliste" style:list-style-name="LFO1" style:family="paragraph">
      <style:text-properties fo:font-size="12pt" style:font-size-asian="12pt" style:font-size-complex="12pt" fo:background-color="#FFFF00"/>
    </style:style>
    <style:style style:name="P23" style:parent-style-name="Normal" style:family="paragraph">
      <style:text-properties fo:font-size="12pt" style:font-size-asian="12pt" style:font-size-complex="12pt"/>
    </style:style>
    <style:style style:name="P24" style:parent-style-name="Paragraphedeliste" style:list-style-name="LFO1" style:family="paragraph">
      <style:text-properties fo:font-size="12pt" style:font-size-asian="12pt" style:font-size-complex="12pt"/>
    </style:style>
    <style:style style:name="P25" style:parent-style-name="Paragraphedeliste" style:list-style-name="LFO1" style:family="paragraph">
      <style:text-properties fo:font-size="12pt" style:font-size-asian="12pt" style:font-size-complex="12pt"/>
    </style:style>
    <style:style style:name="P26" style:parent-style-name="Paragraphedeliste" style:list-style-name="LFO1" style:family="paragraph">
      <style:text-properties fo:font-size="12pt" style:font-size-asian="12pt" style:font-size-complex="12pt"/>
    </style:style>
    <style:style style:name="P27" style:parent-style-name="Paragraphedeliste" style:list-style-name="LFO1" style:family="paragraph">
      <style:text-properties fo:font-size="12pt" style:font-size-asian="12pt" style:font-size-complex="12pt"/>
    </style:style>
    <style:style style:name="P28" style:parent-style-name="Paragraphedeliste" style:list-style-name="LFO1" style:family="paragraph">
      <style:text-properties fo:font-size="12pt" style:font-size-asian="12pt" style:font-size-complex="12pt"/>
    </style:style>
    <style:style style:name="P29" style:parent-style-name="Paragraphedeliste" style:list-style-name="LFO1" style:family="paragraph">
      <style:text-properties fo:font-size="12pt" style:font-size-asian="12pt" style:font-size-complex="12pt"/>
    </style:style>
    <style:style style:name="P30" style:parent-style-name="Paragraphedeliste" style:list-style-name="LFO1" style:family="paragraph"/>
    <style:style style:name="T31" style:parent-style-name="Policepardéfaut" style:family="text">
      <style:text-properties fo:font-size="12pt" style:font-size-asian="12pt" style:font-size-complex="12pt"/>
    </style:style>
  </office:automatic-styles>
  <office:body>
    <office:text text:use-soft-page-breaks="true">
      <text:p text:style-name="P1">Contexte AP Web</text:p>
      <text:p text:style-name="P2">L’entreprise se nomme WeDev, c’est une entreprise qui a pour activité principale le développement de site web applicatif pour les entreprises, allant du site vitrine à l’application web. Elle dispose d’une dizaine de<text:s/>développeur divisé en groupe de développeur regroupé par groupe de deux ou plus en fonction des projets. Les locaux sont situés dans la ville Vélizy-Villacoublay au 270 rue Nationale.</text:p>
      <text:p text:style-name="P3">L’entreprise cliente est un établissement scolaire, le « Lycée Georges Pompidou » située à Saint-Quentin-en-Yvelines. Cet établissement contient plusieurs filières, classe, élève et professeur, ainsi qu’une vie scolaire qui permet de gérer l’établissement.</text:p>
      <text:p text:style-name="P4">L’établissement scolaire, ayant un fonctionnement plutôt ancien, a décidé de changer de méthode en se digitalisant et donc de créer un site internet leur permettant d’avoir un fonctionnement plus simple et accessible par tout le personnel ainsi que les élèves. Pour subvenir à ce besoin l’établissement fait appel à WeDev afin<text:s/>que ces derniers développent l’application Web. Cette application devra contenir un accès pour les enseignants qui leurs permettrons de visualiser les informations qui leurs seront attribué en fonction de leur statut, un accès « Étudiant » qui de même leurs permettrons de visualiser les informations leur étant attribué ainsi qu’un accès vie scolaire qui leur permettra de gérer l’établissement dans sa globalité et aussi ils auront l’aide d’une application qui sera créer en complément à l’application Web.</text:p>
      <text:p text:style-name="P5">Les<text:s/>contraintes imposées par le client sont celle d’utiliser comme langage de programmation HTML/CSS, PHP, JavaScript ainsi que pour la base de données du SQL. Les applications doivent être développé sous OS Windows via l’éditeur de code Visual Studio Code pour l’application Web. L’application devra être héberger en Cloud chez la société OVH.</text:p>
      <text:p text:style-name="P6">Les fonctionnalités présentent dans l’application Web seront divisé par statut : Étudiant, Enseignant et Vie Scolaire.</text:p>
      <text:p text:style-name="P7">Les étudiants auront accès à :</text:p>
      <text:list text:style-name="LFO1" text:continue-numbering="true">
        <text:list-item>
          <text:p text:style-name="P8">La visualisation de<text:s/>l’emploi du temps, de la journée puis de la semaine, assignée à sa classe.</text:p>
        </text:list-item>
        <text:list-item>
          <text:p text:style-name="P9">La visualisation des devoirs assigné à sa classe ;</text:p>
        </text:list-item>
        <text:list-item>
          <text:p text:style-name="P10">La visualisation des notes qui lui ont été assigné ;</text:p>
        </text:list-item>
        <text:list-item>
          <text:p text:style-name="P11">La visualisation de ses retards, absences ;</text:p>
        </text:list-item>
        <text:list-item>
          <text:p text:style-name="P12">La visualisation de son profil, donc de ses informations personnelles.</text:p>
        </text:list-item>
        <text:list-item>
          <text:p text:style-name="P13">Accès à une messagerie en contact avec le personnel.<text:s/></text:p>
        </text:list-item>
      </text:list>
      <text:p text:style-name="P14">Les enseignants auront accès à :</text:p>
      <text:list text:style-name="LFO1" text:continue-numbering="true">
        <text:list-item>
          <text:p text:style-name="P15">La visualisation de son emploi du temps, de la journée puis de la semaine.</text:p>
        </text:list-item>
        <text:list-item>
          <text:p text:style-name="P16">La possibilité d’ajouter, de modifier, de<text:s/>supprimer un devoir à une classe ;</text:p>
        </text:list-item>
        <text:list-item>
          <text:p text:style-name="P17">La possibilité de visualiser les devoirs qui ont été créé par lui-même ;</text:p>
        </text:list-item>
        <text:list-item>
          <text:p text:style-name="P18">La possibilité d’ajouter, de modifier, de supprimer une note à une classe ;</text:p>
        </text:list-item>
        <text:list-item>
          <text:p text:style-name="P19">La possibilité de visualiser les notes créées par lui-même </text:p>
        </text:list-item>
        <text:list-item>
          <text:p text:style-name="P20">Un système d’appel accessible en début de cours en fonction de la classe possédé au moment de l’appel ;</text:p>
        </text:list-item>
        <text:list-item>
          <text:p text:style-name="P21">La possibilité de mettre des retards, absence lors de l’appel pour les élèves ;</text:p>
        </text:list-item>
        <text:list-item>
          <text:p text:style-name="P22">Accès à une messagerie en contact avec les utilisateurs.<text:s/></text:p>
        </text:list-item>
      </text:list>
      <text:p text:style-name="P23">La vie scolaire aura accès<text:s/>sur la partie Web :</text:p>
      <text:list text:style-name="LFO1" text:continue-numbering="true">
        <text:list-item>
          <text:p text:style-name="P24">La visualisation de la liste des salles existantes ;</text:p>
        </text:list-item>
        <text:list-item>
          <text:p text:style-name="P25">La visualisation de la liste des classes ainsi que des élèves ;</text:p>
        </text:list-item>
        <text:list-item>
          <text:p text:style-name="P26">La visualisation des emplois du temps des classes ;</text:p>
        </text:list-item>
        <text:list-item>
          <text:p text:style-name="P27">La visualisation des profils des élèves ;</text:p>
        </text:list-item>
        <text:list-item>
          <text:p text:style-name="P28">La visualisation de la liste des enseignants ;</text:p>
        </text:list-item>
        <text:list-item>
          <text:p text:style-name="P29">La visualisation des informations de l’enseignant ;</text:p>
        </text:list-item>
        <text:list-item>
          <text:p text:style-name="P30"><text:span text:style-name="T31">Accès à une messagerie en contact avec les utilisate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6pt" style:font-size-asian="16pt" style:font-size-complex="16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 CARNEIRO</meta:initial-creator>
    <dc:creator>David CARNEIRO</dc:creator>
    <meta:creation-date>2021-11-16T13:09:00Z</meta:creation-date>
    <dc:date>2021-11-28T09:16:00Z</dc:date>
    <meta:print-date>2021-11-17T22:03:00Z</meta:print-date>
    <meta:template xlink:href="Normal.dotm" xlink:type="simple"/>
    <meta:editing-cycles>8</meta:editing-cycles>
    <meta:editing-duration>PT145260S</meta:editing-duration>
    <meta:document-statistic meta:page-count="2" meta:paragraph-count="6" meta:word-count="526" meta:character-count="3416" meta:row-count="24" meta:non-whitespace-character-count="2896"/>
  </office:meta>
</office:document-meta>
</file>